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ff79c6"/>
    </style:style>
    <style:style style:name="T2" style:family="text">
      <style:text-properties fo:color="#e9f284"/>
    </style:style>
    <style:style style:name="T3" style:family="text">
      <style:text-properties fo:color="#f1fa8c"/>
    </style:style>
    <style:style style:name="T4" style:family="text">
      <style:text-properties fo:color="#8be9fd"/>
    </style:style>
    <style:style style:name="T5" style:family="text">
      <style:text-properties fo:color="#8be9fd" fo:font-style="italic"/>
    </style:style>
    <style:style style:name="T6" style:family="text">
      <style:text-properties fo:color="#50fa7b"/>
    </style:style>
    <style:style style:name="T7" style:family="text">
      <style:text-properties fo:color="#50fa7b" fo:font-style="italic"/>
    </style:style>
    <style:style style:name="T8" style:family="text">
      <style:text-properties fo:color="#bd9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React <text:span text:style-name="T1">from</text:span> <text:span text:style-name="T2">'</text:span><text:span text:style-name="T3">react</text:span><text:span text:style-name="T2">'</text:span>;</text:p>
      <text:p text:style-name="P1"><text:span text:style-name="T1">import</text:span> Github2 <text:span text:style-name="T1">from</text:span> <text:span text:style-name="T2">'</text:span><text:span text:style-name="T3">../images/github2.png</text:span><text:span text:style-name="T2">'</text:span>;</text:p>
      <text:p text:style-name="P1"><text:span text:style-name="T1">import</text:span> Gmail <text:span text:style-name="T1">from</text:span> <text:span text:style-name="T2">'</text:span><text:span text:style-name="T3">../images/Footer/gmail.png</text:span><text:span text:style-name="T2">'</text:span>;</text:p>
      <text:p text:style-name="P1"><text:span text:style-name="T1">import</text:span> Linkedin <text:span text:style-name="T1">from</text:span> <text:span text:style-name="T2">'</text:span><text:span text:style-name="T3">../images/Footer/linkedin.png</text:span><text:span text:style-name="T2">'</text:span>;</text:p>
      <text:p text:style-name="P1"><text:span text:style-name="T1">import</text:span> Whats <text:span text:style-name="T1">from</text:span> <text:span text:style-name="T2">'</text:span><text:span text:style-name="T3">../images/Footer/whatsapp.png</text:span><text:span text:style-name="T2">'</text:span>;</text:p>
      <text:p text:style-name="P2"/>
      <text:p text:style-name="P1"><text:span text:style-name="T1">class</text:span> <text:span text:style-name="T4">Footer</text:span> <text:span text:style-name="T1">extends</text:span> <text:span text:style-name="T5">React</text:span>.<text:span text:style-name="T4">Component</text:span> {</text:p>
      <text:p text:style-name="P1"><text:span text:style-name="T6">render</text:span>() {</text:p>
      <text:p text:style-name="P1"><text:span text:style-name="T1">return</text:span> (</text:p>
      <text:p text:style-name="P1">&lt;<text:span text:style-name="T1">footer</text:span> <text:span text:style-name="T7">className</text:span><text:span text:style-name="T1">=</text:span><text:span text:style-name="T2">"</text:span><text:span text:style-name="T3">footer</text:span><text:span text:style-name="T2">"</text:span>&gt;</text:p>
      <text:p text:style-name="P1">&lt;<text:span text:style-name="T1">ul</text:span>&gt;</text:p>
      <text:p text:style-name="P1">&lt;<text:span text:style-name="T1">li</text:span>&gt;</text:p>
      <text:p text:style-name="P1">&lt;<text:span text:style-name="T1">a</text:span> <text:span text:style-name="T7">href</text:span><text:span text:style-name="T1">=</text:span><text:span text:style-name="T2">"</text:span><text:span text:style-name="T3">https://github.com/dedojs</text:span><text:span text:style-name="T2">"</text:span> <text:span text:style-name="T7">target</text:span><text:span text:style-name="T1">=</text:span><text:span text:style-name="T2">"</text:span><text:span text:style-name="T3">_blank</text:span><text:span text:style-name="T2">"</text:span> <text:span text:style-name="T7">rel</text:span><text:span text:style-name="T1">=</text:span><text:span text:style-name="T2">"</text:span><text:span text:style-name="T3">noreferrer</text:span><text:span text:style-name="T2">"</text:span>&gt;</text:p>
      <text:p text:style-name="P1">&lt;<text:span text:style-name="T1">img</text:span> <text:span text:style-name="T7">src</text:span><text:span text:style-name="T1">={</text:span> <text:span text:style-name="T8">Github2</text:span> <text:span text:style-name="T1">}</text:span> <text:span text:style-name="T7">alt</text:span><text:span text:style-name="T1">=</text:span><text:span text:style-name="T2">"</text:span><text:span text:style-name="T3">github</text:span><text:span text:style-name="T2">"</text:span> /&gt;</text:p>
      <text:p text:style-name="P1">&lt;/<text:span text:style-name="T1">a</text:span>&gt;</text:p>
      <text:p text:style-name="P1">&lt;/<text:span text:style-name="T1">li</text:span>&gt;</text:p>
      <text:p text:style-name="P1">&lt;<text:span text:style-name="T1">li</text:span>&gt;</text:p>
      <text:p text:style-name="P1">&lt;<text:span text:style-name="T1">a</text:span> <text:span text:style-name="T7">href</text:span><text:span text:style-name="T1">=</text:span><text:span text:style-name="T2">"</text:span><text:span text:style-name="T3">mailto:xandresousax@gmail.com</text:span><text:span text:style-name="T2">"</text:span> <text:span text:style-name="T7">target</text:span><text:span text:style-name="T1">=</text:span><text:span text:style-name="T2">"</text:span><text:span text:style-name="T3">_blank</text:span><text:span text:style-name="T2">"</text:span> <text:span text:style-name="T7">rel</text:span><text:span text:style-name="T1">=</text:span><text:span text:style-name="T2">"</text:span><text:span text:style-name="T3">noreferrer</text:span><text:span text:style-name="T2">"</text:span>&gt;</text:p>
      <text:p text:style-name="P1">&lt;<text:span text:style-name="T1">img</text:span> <text:span text:style-name="T7">src</text:span><text:span text:style-name="T1">={</text:span> <text:span text:style-name="T8">Gmail</text:span> <text:span text:style-name="T1">}</text:span> <text:span text:style-name="T7">alt</text:span><text:span text:style-name="T1">=</text:span><text:span text:style-name="T2">"</text:span><text:span text:style-name="T3">gmail</text:span><text:span text:style-name="T2">"</text:span> /&gt;</text:p>
      <text:p text:style-name="P1">&lt;/<text:span text:style-name="T1">a</text:span>&gt;</text:p>
      <text:p text:style-name="P1">&lt;/<text:span text:style-name="T1">li</text:span>&gt;</text:p>
      <text:p text:style-name="P1">&lt;<text:span text:style-name="T1">li</text:span>&gt;</text:p>
      <text:p text:style-name="P1">&lt;<text:span text:style-name="T1">a</text:span> <text:span text:style-name="T7">href</text:span><text:span text:style-name="T1">=</text:span><text:span text:style-name="T2">"</text:span><text:span text:style-name="T3">https://www.linkedin.com/in/andre-luis-sousa/</text:span><text:span text:style-name="T2">"</text:span> <text:span text:style-name="T7">target</text:span><text:span text:style-name="T1">=</text:span><text:span text:style-name="T2">"</text:span><text:span text:style-name="T3">_blank</text:span><text:span text:style-name="T2">"</text:span> <text:span text:style-name="T7">rel</text:span><text:span text:style-name="T1">=</text:span><text:span text:style-name="T2">"</text:span><text:span text:style-name="T3">noreferrer</text:span><text:span text:style-name="T2">"</text:span>&gt;</text:p>
      <text:p text:style-name="P1">&lt;<text:span text:style-name="T1">img</text:span> <text:span text:style-name="T7">src</text:span><text:span text:style-name="T1">={</text:span> <text:span text:style-name="T8">Linkedin</text:span> <text:span text:style-name="T1">}</text:span> <text:span text:style-name="T7">alt</text:span><text:span text:style-name="T1">=</text:span><text:span text:style-name="T2">"</text:span><text:span text:style-name="T3">linkedin</text:span><text:span text:style-name="T2">"</text:span> /&gt;</text:p>
      <text:p text:style-name="P1">&lt;/<text:span text:style-name="T1">a</text:span>&gt;</text:p>
      <text:p text:style-name="P1">&lt;/<text:span text:style-name="T1">li</text:span>&gt;</text:p>
      <text:p text:style-name="P1">&lt;<text:span text:style-name="T1">li</text:span>&gt;</text:p>
      <text:p text:style-name="P1">&lt;<text:span text:style-name="T1">a</text:span> <text:span text:style-name="T7">href</text:span><text:span text:style-name="T1">=</text:span><text:span text:style-name="T2">"</text:span><text:span text:style-name="T3">https://wa.me/5577988020059</text:span><text:span text:style-name="T2">"</text:span> <text:span text:style-name="T7">target</text:span><text:span text:style-name="T1">=</text:span><text:span text:style-name="T2">"</text:span><text:span text:style-name="T3">_blank</text:span><text:span text:style-name="T2">"</text:span> <text:span text:style-name="T7">rel</text:span><text:span text:style-name="T1">=</text:span><text:span text:style-name="T2">"</text:span><text:span text:style-name="T3">noreferrer</text:span><text:span text:style-name="T2">"</text:span>&gt;</text:p>
      <text:p text:style-name="P1">&lt;<text:span text:style-name="T1">img</text:span> <text:span text:style-name="T7">src</text:span><text:span text:style-name="T1">={</text:span> <text:span text:style-name="T8">Whats</text:span> <text:span text:style-name="T1">}</text:span> <text:span text:style-name="T7">alt</text:span><text:span text:style-name="T1">=</text:span><text:span text:style-name="T2">"</text:span><text:span text:style-name="T3">whatsapp</text:span><text:span text:style-name="T2">"</text:span> /&gt;</text:p>
      <text:p text:style-name="P1">&lt;/<text:span text:style-name="T1">a</text:span>&gt;</text:p>
      <text:p text:style-name="P1">&lt;/<text:span text:style-name="T1">li</text:span>&gt;</text:p>
      <text:p text:style-name="P1">&lt;/<text:span text:style-name="T1">ul</text:span>&gt;</text:p>
      <text:p text:style-name="P1">&lt;/<text:span text:style-name="T1">footer</text:span>&gt;</text:p>
      <text:p text:style-name="P1">);</text:p>
      <text:p text:style-name="P1">}</text:p>
      <text:p text:style-name="P1">}</text:p>
      <text:p text:style-name="P2"/>
      <text:p text:style-name="P1"><text:span text:style-name="T1">export</text:span> <text:span text:style-name="T1">default</text:span> <text:span text:style-name="T4">Footer</text:span>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1:32:37.247193239</meta:creation-date>
    <dc:date>2022-02-20T11:33:06.539627458</dc:date>
    <meta:editing-duration>PT29S</meta:editing-duration>
    <meta:editing-cycles>1</meta:editing-cycles>
    <meta:document-statistic meta:table-count="0" meta:image-count="0" meta:object-count="0" meta:page-count="1" meta:paragraph-count="36" meta:word-count="92" meta:character-count="845" meta:non-whitespace-character-count="789"/>
    <meta:generator>LibreOffice/6.4.7.2$Linux_X86_64 LibreOffice_project/40$Build-2</meta:generator>
  </office:meta>
</office:document-meta>
</file>